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raCode Nerd Font1" svg:font-family="'FuraCode Nerd Font'"/>
    <style:font-face style:name="Noto Sans Devanagari1" svg:font-family="'Noto Sans Devanagari'" style:font-family-generic="swiss"/>
    <style:font-face style:name="FuraCode Nerd Font" svg:font-family="'FuraCode Nerd Font'" style:font-pitch="variable"/>
    <style:font-face style:name="DejaVu Serif" svg:font-family="'DejaVu Serif'" style:font-family-generic="roman" style:font-pitch="variable"/>
    <style:font-face style:name="FuraCode Nerd Font2" svg:font-family="'FuraCode Nerd Font'" style:font-family-generic="roman" style:font-pitch="variable"/>
    <style:font-face style:name="DejaVu Sans" svg:font-family="'DejaVu Sans'" style:font-family-generic="swiss" style:font-pitch="variable"/>
    <style:font-face style:name="FuraCode Nerd Font3" svg:font-family="'FuraCode Nerd Font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in" style:rel-width="100%" fo:margin-left="0in" table:align="left"/>
    </style:style>
    <style:style style:name="Table1.A" style:family="table-column">
      <style:table-column-properties style:column-width="3.95in" style:rel-column-width="5688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2.9069in"/>
    </style:style>
    <style:style style:name="Table2" style:family="table">
      <style:table-properties style:width="3.8736in" style:rel-width="100%" table:align="left"/>
    </style:style>
    <style:style style:name="Table2.A" style:family="table-column">
      <style:table-column-properties style:column-width="1.8771in" style:rel-column-width="2703*"/>
    </style:style>
    <style:style style:name="Table2.B" style:family="table-column">
      <style:table-column-properties style:column-width="1.9965in" style:rel-column-width="2875*"/>
    </style:style>
    <style:style style:name="Table2.1" style:family="table-row">
      <style:table-row-properties style:min-row-height="0.35in"/>
    </style:style>
    <style:style style:name="Table2.A1" style:family="table-cell">
      <style:table-cell-properties style:vertical-align="" fo:padding="0.0382in" fo:border="none"/>
    </style:style>
    <style:style style:name="Table3" style:family="table">
      <style:table-properties style:width="3.8736in" style:rel-width="100%" fo:margin-left="0in" table:align="left"/>
    </style:style>
    <style:style style:name="Table3.A" style:family="table-column">
      <style:table-column-properties style:column-width="1.9597in" style:rel-column-width="2822*"/>
    </style:style>
    <style:style style:name="Table3.B" style:family="table-column">
      <style:table-column-properties style:column-width="1.9139in" style:rel-column-width="2756*"/>
    </style:style>
    <style:style style:name="Table3.A1" style:family="table-cell">
      <style:table-cell-properties fo:padding="0.0382in" fo:border-left="0.05pt solid #333333" fo:border-right="none" fo:border-top="0.05pt solid #333333" fo:border-bottom="0.05pt solid #333333"/>
    </style:style>
    <style:style style:name="Table3.B1" style:family="table-cell">
      <style:table-cell-properties fo:padding="0.0382in" fo:border="0.05pt solid #333333"/>
    </style:style>
    <style:style style:name="Table3.A2" style:family="table-cell">
      <style:table-cell-properties fo:padding="0.0382in" fo:border-left="0.05pt solid #333333" fo:border-right="none" fo:border-top="none" fo:border-bottom="0.05pt solid #333333"/>
    </style:style>
    <style:style style:name="Table3.B2" style:family="table-cell">
      <style:table-cell-properties fo:padding="0.0382in" fo:border-left="0.05pt solid #333333" fo:border-right="0.05pt solid #333333" fo:border-top="none" fo:border-bottom="0.05pt solid #333333"/>
    </style:style>
    <style:style style:name="Table4" style:family="table">
      <style:table-properties style:width="3.8736in" style:rel-width="100%" fo:margin-left="0in" table:align="left"/>
    </style:style>
    <style:style style:name="Table4.A" style:family="table-column">
      <style:table-column-properties style:column-width="1.9368in" style:rel-column-width="2789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7.9in" table:align="margins"/>
    </style:style>
    <style:style style:name="Table6.A" style:family="table-column">
      <style:table-column-properties style:column-width="2.633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2.633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1.975in" style:rel-column-width="16383*"/>
    </style:style>
    <style:style style:name="Table5.A1" style:family="table-cell">
      <style:table-cell-properties style:border-line-width-left="0.0208in 0.0014in 0.0104in" style:border-line-width-top="0.0208in 0.0014in 0.0104in" fo:padding="0.0382in" fo:border-left="1pt double #cccccc" fo:border-right="none" fo:border-top="1pt double #cccccc" fo:border-bottom="none"/>
    </style:style>
    <style:style style:name="Table5.D1" style:family="table-cell">
      <style:table-cell-properties style:border-line-width-left="0.0208in 0.0014in 0.0104in" style:border-line-width-right="0.0208in 0.0014in 0.0104in" style:border-line-width-top="0.0208in 0.0014in 0.0104in" fo:padding="0.0382in" fo:border-left="1pt double #cccccc" fo:border-right="1pt double #cccccc" fo:border-top="1pt double #cccccc" fo:border-bottom="none"/>
    </style:style>
    <style:style style:name="Table5.A2" style:family="table-cell">
      <style:table-cell-properties style:border-line-width-left="0.0208in 0.0014in 0.0104in" fo:padding="0.0382in" fo:border-left="1pt double #cccccc" fo:border-right="none" fo:border-top="none" fo:border-bottom="none"/>
    </style:style>
    <style:style style:name="Table5.D2" style:family="table-cell">
      <style:table-cell-properties style:border-line-width-left="0.0208in 0.0014in 0.0104in" style:border-line-width-right="0.0208in 0.0014in 0.0104in" fo:padding="0.0382in" fo:border-left="1pt double #cccccc" fo:border-right="1pt double #cccccc" fo:border-top="none" fo:border-bottom="none"/>
    </style:style>
    <style:style style:name="Table5.A7" style:family="table-cell">
      <style:table-cell-properties style:border-line-width-left="0.0208in 0.0014in 0.0104in" style:border-line-width-bottom="0.0208in 0.0014in 0.0104in" fo:padding="0.0382in" fo:border-left="1pt double #cccccc" fo:border-right="none" fo:border-top="none" fo:border-bottom="1pt double #cccccc"/>
    </style:style>
    <style:style style:name="Table5.D7" style:family="table-cell">
      <style:table-cell-properties style:border-line-width-left="0.0208in 0.0014in 0.0104in" style:border-line-width-right="0.0208in 0.0014in 0.0104in" style:border-line-width-bottom="0.0208in 0.0014in 0.0104in" fo:padding="0.0382in" fo:border-left="1pt double #cccccc" fo:border-right="1pt double #cccccc" fo:border-top="none" fo:border-bottom="1pt double #cccccc"/>
    </style:style>
    <style:style style:name="P1" style:family="paragraph" style:parent-style-name="Standard">
      <style:text-properties officeooo:paragraph-rsid="003534ed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style:font-name="FuraCode Nerd Font" fo:font-size="16pt" style:text-underline-style="none" officeooo:rsid="001371f0" officeooo:paragraph-rsid="001371f0"/>
    </style:style>
    <style:style style:name="P3" style:family="paragraph" style:parent-style-name="Standard">
      <style:paragraph-properties fo:margin-top="0in" fo:margin-bottom="0in" loext:contextual-spacing="false" fo:line-height="150%"/>
      <style:text-properties style:font-name="FuraCode Nerd Font" fo:font-size="16pt" style:text-underline-style="none" officeooo:rsid="001ba91d" officeooo:paragraph-rsid="001ba91d"/>
    </style:style>
    <style:style style:name="P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" fo:font-size="16pt" style:text-underline-style="none" officeooo:rsid="0035f3f9" officeooo:paragraph-rsid="0035f3f9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" fo:font-size="16pt" style:text-underline-style="solid" style:text-underline-width="auto" style:text-underline-color="font-color" officeooo:rsid="0035f3f9" officeooo:paragraph-rsid="0035f3f9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" fo:font-size="16pt" style:text-underline-style="solid" style:text-underline-width="auto" style:text-underline-color="font-color" officeooo:rsid="00374977" officeooo:paragraph-rsid="00374977"/>
    </style:style>
    <style:style style:name="P7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" fo:font-size="16pt" style:text-underline-style="solid" style:text-underline-width="auto" style:text-underline-color="font-color" officeooo:rsid="0037e2cb" officeooo:paragraph-rsid="0037e2cb"/>
    </style:style>
    <style:style style:name="P8" style:family="paragraph" style:parent-style-name="Standard">
      <style:paragraph-properties fo:margin-top="0in" fo:margin-bottom="0in" loext:contextual-spacing="false" fo:line-height="0.1409in"/>
      <style:text-properties fo:color="#cccccc" style:font-name="FuraCode Nerd Font" fo:font-size="16pt" style:text-underline-style="solid" style:text-underline-width="auto" style:text-underline-color="font-color" officeooo:rsid="001371f0" officeooo:paragraph-rsid="001ba91d"/>
    </style:style>
    <style:style style:name="P9" style:family="paragraph" style:parent-style-name="Table_20_Contents">
      <style:paragraph-properties fo:text-align="start" style:justify-single-word="false"/>
      <style:text-properties style:font-name="FuraCode Nerd Font" fo:font-size="16pt" officeooo:rsid="001490f2" officeooo:paragraph-rsid="002c5bea"/>
    </style:style>
    <style:style style:name="P10" style:family="paragraph" style:parent-style-name="Table_20_Contents">
      <style:paragraph-properties fo:text-align="start" style:justify-single-word="false"/>
      <style:text-properties style:font-name="FuraCode Nerd Font" fo:font-size="16pt" officeooo:rsid="001490f2" officeooo:paragraph-rsid="00266e6c"/>
    </style:style>
    <style:style style:name="P11" style:family="paragraph" style:parent-style-name="Table_20_Contents">
      <style:paragraph-properties fo:text-align="start" style:justify-single-word="false"/>
      <style:text-properties style:font-name="FuraCode Nerd Font" fo:font-size="16pt" officeooo:rsid="001490f2" officeooo:paragraph-rsid="0027c239"/>
    </style:style>
    <style:style style:name="P12" style:family="paragraph" style:parent-style-name="Table_20_Contents">
      <style:paragraph-properties fo:text-align="start" style:justify-single-word="false"/>
      <style:text-properties style:font-name="FuraCode Nerd Font" fo:font-size="16pt" officeooo:rsid="001490f2" officeooo:paragraph-rsid="0037e2cb"/>
    </style:style>
    <style:style style:name="P13" style:family="paragraph" style:parent-style-name="Table_20_Contents">
      <style:paragraph-properties fo:text-align="center" style:justify-single-word="false"/>
      <style:text-properties style:font-name="FuraCode Nerd Font" fo:font-size="16pt" officeooo:rsid="001490f2" officeooo:paragraph-rsid="001490f2"/>
    </style:style>
    <style:style style:name="P14" style:family="paragraph" style:parent-style-name="Table_20_Contents">
      <style:paragraph-properties fo:text-align="center" style:justify-single-word="false"/>
      <style:text-properties style:font-name="FuraCode Nerd Font" fo:font-size="16pt" style:text-underline-style="solid" style:text-underline-width="auto" style:text-underline-color="font-color" officeooo:rsid="003534ed" officeooo:paragraph-rsid="003534ed"/>
    </style:style>
    <style:style style:name="P15" style:family="paragraph" style:parent-style-name="Table_20_Contents">
      <style:paragraph-properties fo:text-align="center" style:justify-single-word="false"/>
      <style:text-properties style:font-name="FuraCode Nerd Font" fo:font-size="16pt" style:text-underline-style="solid" style:text-underline-width="auto" style:text-underline-color="font-color" officeooo:rsid="001371f0" officeooo:paragraph-rsid="001371f0"/>
    </style:style>
    <style:style style:name="P16" style:family="paragraph" style:parent-style-name="Table_20_Contents">
      <style:paragraph-properties fo:text-align="center" style:justify-single-word="false"/>
      <style:text-properties style:font-name="FuraCode Nerd Font" fo:font-size="16pt" style:text-underline-style="solid" style:text-underline-width="auto" style:text-underline-color="font-color" officeooo:rsid="00189f62" officeooo:paragraph-rsid="001371f0"/>
    </style:style>
    <style:style style:name="P17" style:family="paragraph" style:parent-style-name="Table_20_Contents">
      <style:paragraph-properties fo:text-align="center" style:justify-single-word="false"/>
      <style:text-properties style:font-name="FuraCode Nerd Font" fo:font-size="16pt" style:text-underline-style="solid" style:text-underline-width="auto" style:text-underline-color="font-color" officeooo:rsid="001e6326" officeooo:paragraph-rsid="001e6326"/>
    </style:style>
    <style:style style:name="P18" style:family="paragraph" style:parent-style-name="Table_20_Contents">
      <style:paragraph-properties fo:text-align="center" style:justify-single-word="false"/>
      <style:text-properties style:font-name="FuraCode Nerd Font" fo:font-size="16pt" style:text-underline-style="solid" style:text-underline-width="auto" style:text-underline-color="font-color" officeooo:rsid="00393ca8" officeooo:paragraph-rsid="00393ca8"/>
    </style:style>
    <style:style style:name="P19" style:family="paragraph" style:parent-style-name="Table_20_Contents">
      <style:paragraph-properties fo:text-align="start" style:justify-single-word="false"/>
      <style:text-properties style:font-name="FuraCode Nerd Font" fo:font-size="16pt" officeooo:rsid="001f9c8a" officeooo:paragraph-rsid="001f9c8a"/>
    </style:style>
    <style:style style:name="P20" style:family="paragraph" style:parent-style-name="Table_20_Contents">
      <style:paragraph-properties fo:text-align="start" style:justify-single-word="false"/>
      <style:text-properties style:font-name="FuraCode Nerd Font" fo:font-size="16pt" officeooo:rsid="001f9c8a" officeooo:paragraph-rsid="0024c8b5"/>
    </style:style>
    <style:style style:name="P21" style:family="paragraph" style:parent-style-name="Table_20_Contents">
      <style:paragraph-properties fo:text-align="start" style:justify-single-word="false"/>
      <style:text-properties style:font-name="FuraCode Nerd Font" fo:font-size="16pt" officeooo:rsid="001f9c8a" officeooo:paragraph-rsid="003534ed"/>
    </style:style>
    <style:style style:name="P22" style:family="paragraph" style:parent-style-name="Table_20_Contents">
      <style:paragraph-properties fo:text-align="start" style:justify-single-word="false"/>
      <style:text-properties style:font-name="FuraCode Nerd Font" fo:font-size="16pt"/>
    </style:style>
    <style:style style:name="P23" style:family="paragraph" style:parent-style-name="Table_20_Contents">
      <style:paragraph-properties fo:text-align="center" style:justify-single-word="false"/>
      <style:text-properties style:font-name="FuraCode Nerd Font" fo:font-size="16pt"/>
    </style:style>
    <style:style style:name="P24" style:family="paragraph" style:parent-style-name="Table_20_Contents">
      <style:paragraph-properties fo:text-align="start" style:justify-single-word="false"/>
      <style:text-properties style:font-name="FuraCode Nerd Font" fo:font-size="16pt" officeooo:rsid="0035f3f9" officeooo:paragraph-rsid="0035f3f9"/>
    </style:style>
    <style:style style:name="P25" style:family="paragraph" style:parent-style-name="Table_20_Contents">
      <style:paragraph-properties fo:text-align="end" style:justify-single-word="false"/>
      <style:text-properties style:font-name="FuraCode Nerd Font" fo:font-size="16pt" officeooo:rsid="00174ab2" officeooo:paragraph-rsid="00174ab2"/>
    </style:style>
    <style:style style:name="P26" style:family="paragraph" style:parent-style-name="Table_20_Contents">
      <style:text-properties style:font-name="FuraCode Nerd Font" fo:font-size="16pt" officeooo:rsid="00174ab2" officeooo:paragraph-rsid="00174ab2"/>
    </style:style>
    <style:style style:name="P2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color="#cccccc" style:text-underline-style="solid" style:text-underline-width="auto" style:text-underline-color="font-color"/>
    </style:style>
    <style:style style:name="T3" style:family="text">
      <style:text-properties fo:color="#cccccc" style:text-underline-style="solid" style:text-underline-width="auto" style:text-underline-color="font-color" officeooo:rsid="001371f0"/>
    </style:style>
    <style:style style:name="T4" style:family="text">
      <style:text-properties fo:color="#cccccc" style:text-underline-style="solid" style:text-underline-width="auto" style:text-underline-color="font-color" officeooo:rsid="00189f62"/>
    </style:style>
    <style:style style:name="T5" style:family="text">
      <style:text-properties officeooo:rsid="00189f62"/>
    </style:style>
    <style:style style:name="T6" style:family="text">
      <style:text-properties officeooo:rsid="001f9c8a"/>
    </style:style>
    <style:style style:name="T7" style:family="text">
      <style:text-properties officeooo:rsid="0022d0b9"/>
    </style:style>
    <style:style style:name="T8" style:family="text">
      <style:text-properties fo:color="#000000"/>
    </style:style>
    <style:style style:name="T9" style:family="text">
      <style:text-properties fo:color="#000000" officeooo:rsid="001bb57d"/>
    </style:style>
    <style:style style:name="T10" style:family="text">
      <style:text-properties fo:color="#000000" officeooo:rsid="001e6326"/>
    </style:style>
    <style:style style:name="T11" style:family="text">
      <style:text-properties fo:color="#000000" style:text-underline-style="none" officeooo:rsid="001371f0"/>
    </style:style>
    <style:style style:name="T12" style:family="text">
      <style:text-properties fo:color="#000000" style:text-underline-style="none" officeooo:rsid="0027c239"/>
    </style:style>
    <style:style style:name="T13" style:family="text">
      <style:text-properties fo:color="#000000" style:text-underline-style="none" officeooo:rsid="0035f3f9"/>
    </style:style>
    <style:style style:name="T14" style:family="text">
      <style:text-properties fo:color="#000000" officeooo:rsid="0029680d"/>
    </style:style>
    <style:style style:name="T15" style:family="text">
      <style:text-properties fo:color="#000000" style:font-name="FuraCode Nerd Font1" style:text-underline-style="none" officeooo:rsid="002c5bea" style:font-name-asian="FuraCode Nerd Font1" style:font-name-complex="FuraCode Nerd Font1"/>
    </style:style>
    <style:style style:name="T16" style:family="text">
      <style:text-properties fo:color="#000000" officeooo:rsid="00374977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<text:span text:style-name="T2"> <text:s text:c="20"/></text:span><text:s text:c="3"/>HP:<text:span text:style-name="T2"> <text:s text:c="2"/></text:span>/<text:span text:style-name="T2"> <text:s text:c="2"/></text:span><text:s text:c="3"/>Level:<text:span text:style-name="T2"> <text:s text:c="3"/></text:span></text:p>
      <text:p text:style-name="P2">Genotype:<text:span text:style-name="T4"> <text:s text:c="8"/></text:span><text:span text:style-name="T5"><text:s text:c="2"/></text:span>Subtype:<text:span text:style-name="T2"> <text:s text:c="8"/></text:span><text:s text:c="2"/>Body:<text:span text:style-name="T2"> <text:s text:c="7"/></text:span></text:p>
      <text:p text:style-name="P3"><text:span text:style-name="T8">S</text:span><text:span text:style-name="T9">kill </text:span><text:span text:style-name="T8">P</text:span><text:span text:style-name="T10">oints</text:span><text:span text:style-name="T8">:</text:span><text:span text:style-name="T3"> <text:s text:c="3"/></text:span><text:span text:style-name="T8"><text:s text:c="2"/>A</text:span><text:span text:style-name="T9">ttr. </text:span><text:span text:style-name="T8">P</text:span><text:span text:style-name="T10">oints</text:span><text:span text:style-name="T8">:</text:span><text:span text:style-name="T3"> <text:s text:c="3"/></text:span><text:span text:style-name="T8"><text:s text:c="2"/></text:span><text:span text:style-name="T10">M</text:span><text:span text:style-name="T16">uta.</text:span><text:span text:style-name="T10"> </text:span><text:span text:style-name="T8">P</text:span><text:span text:style-name="T10">oints</text:span><text:span text:style-name="T8">:</text:span><text:span text:style-name="T3"> <text:s text:c="3"/></text:span></text:p>
      <text:p text:style-name="P8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A<office:annotation><dc:creator>Unknown Author</dc:creator><dc:date>2019-07-14T11:32:00.053842939</dc:date><text:p text:style-name="P27"><text:span text:style-name="T17">- Strength: Carry capacity, melee damage and penetration, resist movement</text:span></text:p><text:p text:style-name="P27"><text:span text:style-name="T17">- Agility: Accuracy and dodge</text:span></text:p><text:p text:style-name="P27"><text:span text:style-name="T17">- Toughness: HP, regen, resist poison/disease</text:span></text:p><text:p text:style-name="P27"><text:span text:style-name="T17">- Inteligence: skill points, examine artifacts</text:span></text:p><text:p text:style-name="P27"><text:span text:style-name="T17">- Willpower: cooldowns, mental armor, regen</text:span></text:p><text:p text:style-name="P27"><text:span text:style-name="T17">- Ego: mental ability, haggle, domination</text:span></text:p><text:p text:style-name="P27"><text:span text:style-name="T17"/></text:p><text:p text:style-name="P27"><text:span text:style-name="T17">AV: Armor Value</text:span></text:p><text:p text:style-name="P27"><text:span text:style-name="T17">DV: Dodge Value</text:span></text:p><text:p text:style-name="P27"><text:span text:style-name="T17">MA: Mental Armor</text:span></text:p><text:p text:style-name="P27"><text:span text:style-name="T17">QN: Quickness</text:span></text:p><text:p text:style-name="P27"><text:span text:style-name="T17">MS: Movement Speed</text:span></text:p><text:p text:style-name="P27"><text:span text:style-name="T17">T: Temperature</text:span></text:p></office:annotation>ttributes</text:p>
          </table:table-cell>
          <table:table-cell table:style-name="Table1.A1" office:value-type="string">
            <text:p text:style-name="P15">Resistances</text:p>
          </table:table-cell>
        </table:table-row>
        <table:table-row table:style-name="Table1.2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3">St:<text:span text:style-name="T3"> <text:s text:c="2"/></text:span><text:span text:style-name="T1"><text:s/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0"><text:s text:c="2"/>AV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3">Ag:<text:span text:style-name="T3"> <text:s text:c="2"/></text:span><text:span text:style-name="T1"><text:s/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1"><text:span text:style-name="T11"><text:s text:c="2"/>DV:</text:span>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3">To:<text:span text:style-name="T3"> <text:s text:c="2"/></text:span><text:span text:style-name="T1"><text:s/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1"><text:s text:c="2"/>QN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3"><text:span text:style-name="T7">In</text:span>:<text:span text:style-name="T3"> <text:s text:c="2"/></text:span><text:span text:style-name="T1"><text:s/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1"><text:s text:c="2"/>MS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3"><text:span text:style-name="T7">Wi</text:span>:<text:span text:style-name="T3"> <text:s text:c="2"/></text:span><text:span text:style-name="T1"><text:s/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11"><text:s text:c="2"/>MA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3">Eg:<text:span text:style-name="T3"> <text:s text:c="2"/></text:span><text:span text:style-name="T1"><text:s/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pan text:style-name="T12"><text:s text:c="3"/></text:span><text:span text:style-name="T15">T</text:span><text:span text:style-name="T12">:</text:span><text:span text:style-name="T3"> <text:s text:c="6"/></text:span></text:p>
                </table:table-cell>
              </table:table-row>
            </table:table>
            <text:p text:style-name="P14"/>
            <text:p text:style-name="P14">Abilities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1">(<text:span text:style-name="T3"> <text:s/></text:span>)</text:p>
                </table:table-cell>
                <table:table-cell table:style-name="Table3.B1" office:value-type="string">
                  <text:p text:style-name="P21">(<text:span text:style-name="T3"> <text:s/></text:span>)</text:p>
                </table:table-cell>
              </table:table-row>
              <table:table-row>
                <table:table-cell table:style-name="Table3.A2" office:value-type="string">
                  <text:p text:style-name="P21">(<text:span text:style-name="T3"> <text:s/></text:span>)</text:p>
                </table:table-cell>
                <table:table-cell table:style-name="Table3.B2" office:value-type="string">
                  <text:p text:style-name="P21">(<text:span text:style-name="T3"> <text:s/></text:span>)</text:p>
                </table:table-cell>
              </table:table-row>
              <table:table-row>
                <table:table-cell table:style-name="Table3.A2" office:value-type="string">
                  <text:p text:style-name="P21">(<text:span text:style-name="T3"> <text:s/></text:span>)</text:p>
                </table:table-cell>
                <table:table-cell table:style-name="Table3.B2" office:value-type="string">
                  <text:p text:style-name="P21">(<text:span text:style-name="T3"> <text:s/></text:span>)</text:p>
                </table:table-cell>
              </table:table-row>
              <table:table-row>
                <table:table-cell table:style-name="Table3.A2" office:value-type="string">
                  <text:p text:style-name="P21">(<text:span text:style-name="T3"> <text:s/></text:span>)</text:p>
                </table:table-cell>
                <table:table-cell table:style-name="Table3.B2" office:value-type="string">
                  <text:p text:style-name="P21">(<text:span text:style-name="T3"> <text:s/></text:span>)</text:p>
                </table:table-cell>
              </table:table-row>
              <table:table-row>
                <table:table-cell table:style-name="Table3.A2" office:value-type="string">
                  <text:p text:style-name="P21">(<text:span text:style-name="T3"> <text:s/></text:span>)</text:p>
                </table:table-cell>
                <table:table-cell table:style-name="Table3.B2" office:value-type="string">
                  <text:p text:style-name="P21">(<text:span text:style-name="T3"> <text:s/></text:span>)</text:p>
                </table:table-cell>
              </table:table-row>
              <table:table-row>
                <table:table-cell table:style-name="Table3.A2" office:value-type="string">
                  <text:p text:style-name="P21">(<text:span text:style-name="T3"> <text:s/></text:span>)</text:p>
                </table:table-cell>
                <table:table-cell table:style-name="Table3.B2" office:value-type="string">
                  <text:p text:style-name="P21">(<text:span text:style-name="T3"> <text:s/></text:span>)</text:p>
                </table:table-cell>
              </table:table-row>
              <table:table-row>
                <table:table-cell table:style-name="Table3.A2" office:value-type="string">
                  <text:p text:style-name="P21">(<text:span text:style-name="T3"> <text:s/></text:span>)</text:p>
                </table:table-cell>
                <table:table-cell table:style-name="Table3.B2" office:value-type="string">
                  <text:p text:style-name="P21">(<text:span text:style-name="T3"> <text:s/></text:span>)</text:p>
                </table:table-cell>
              </table:table-row>
              <table:table-row>
                <table:table-cell table:style-name="Table3.A2" office:value-type="string">
                  <text:p text:style-name="P21">(<text:span text:style-name="T3"> <text:s/></text:span>)</text:p>
                </table:table-cell>
                <table:table-cell table:style-name="Table3.B2" office:value-type="string">
                  <text:p text:style-name="P21">(<text:span text:style-name="T3"> <text:s/></text:span>)</text:p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P25">Acid:<text:span text:style-name="T3"> <text:s text:c="2"/></text:span><text:span text:style-name="T2"><text:s/></text:span></text:p>
                </table:table-cell>
                <table:table-cell table:style-name="Table4.A1" office:value-type="string">
                  <text:p text:style-name="P26">Shock:<text:span text:style-name="T3"> <text:s text:c="3"/></text:span></text:p>
                </table:table-cell>
              </table:table-row>
              <table:table-row>
                <table:table-cell table:style-name="Table4.A1" office:value-type="string">
                  <text:p text:style-name="P25">Cold:<text:span text:style-name="T3"> <text:s text:c="2"/></text:span><text:span text:style-name="T2"><text:s/></text:span></text:p>
                </table:table-cell>
                <table:table-cell table:style-name="Table4.A1" office:value-type="string">
                  <text:p text:style-name="P26"><text:s/>Heat:<text:span text:style-name="T3"> <text:s text:c="3"/></text:span></text:p>
                </table:table-cell>
              </table:table-row>
            </table:table>
            <text:p text:style-name="P16"/>
            <text:p text:style-name="P18">Equipment</text:p>
            <text:p text:style-name="P18"/>
          </table:table-cell>
        </table:table-row>
      </table:table>
      <text:p text:style-name="P4"/>
      <text:p text:style-name="P7">Inventory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  <table:table-cell table:style-name="Table5.D1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D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D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D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D2" office:value-type="string">
            <text:p text:style-name="P22"/>
          </table:table-cell>
        </table:table-row>
        <table:table-row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D2" office:value-type="string">
            <text:p text:style-name="P22"/>
          </table:table-cell>
        </table:table-row>
        <table:table-row>
          <table:table-cell table:style-name="Table5.A7" office:value-type="string">
            <text:p text:style-name="P22"/>
          </table:table-cell>
          <table:table-cell table:style-name="Table5.A7" office:value-type="string">
            <text:p text:style-name="P22"/>
          </table:table-cell>
          <table:table-cell table:style-name="Table5.A7" office:value-type="string">
            <text:p text:style-name="P22"/>
          </table:table-cell>
          <table:table-cell table:style-name="Table5.D7" office:value-type="string">
            <text:p text:style-name="P22"/>
          </table:table-cell>
        </table:table-row>
      </table:table>
      <text:p text:style-name="P5"><text:soft-page-break/>Skills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  <table:table-cell table:style-name="Table6.C1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C2" office:value-type="string">
            <text:p text:style-name="P22"/>
          </table:table-cell>
        </table:table-row>
      </table:table>
      <text:p text:style-name="P5"/>
      <text:p text:style-name="P7">Mutations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3"/>
          </table:table-cell>
          <table:table-cell table:style-name="Table7.A1" office:value-type="string">
            <text:p text:style-name="P23"/>
          </table:table-cell>
          <table:table-cell table:style-name="Table7.C1" office:value-type="string">
            <text:p text:style-name="P23"/>
          </table:table-cell>
        </table:table-row>
        <table:table-row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C2" office:value-type="string">
            <text:p text:style-name="P23"/>
          </table:table-cell>
        </table:table-row>
        <table:table-row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C2" office:value-type="string">
            <text:p text:style-name="P23"/>
          </table:table-cell>
        </table:table-row>
        <table:table-row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C2" office:value-type="string">
            <text:p text:style-name="P23"/>
          </table:table-cell>
        </table:table-row>
        <table:table-row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C2" office:value-type="string">
            <text:p text:style-name="P2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raCode Nerd Font1" svg:font-family="'FuraCode Nerd Font'"/>
    <style:font-face style:name="Noto Sans Devanagari1" svg:font-family="'Noto Sans Devanagari'" style:font-family-generic="swiss"/>
    <style:font-face style:name="FuraCode Nerd Font" svg:font-family="'FuraCode Nerd Font'" style:font-pitch="variable"/>
    <style:font-face style:name="DejaVu Serif" svg:font-family="'DejaVu Serif'" style:font-family-generic="roman" style:font-pitch="variable"/>
    <style:font-face style:name="FuraCode Nerd Font2" svg:font-family="'FuraCode Nerd Font'" style:font-family-generic="roman" style:font-pitch="variable"/>
    <style:font-face style:name="DejaVu Sans" svg:font-family="'DejaVu Sans'" style:font-family-generic="swiss" style:font-pitch="variable"/>
    <style:font-face style:name="FuraCode Nerd Font3" svg:font-family="'FuraCode Nerd Font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04:08:37.590902139</meta:creation-date>
    <dc:date>2019-07-14T13:55:09.339329165</dc:date>
    <meta:editing-duration>PT2H46S</meta:editing-duration>
    <meta:editing-cycles>20</meta:editing-cycles>
    <meta:generator>LibreOffice/6.2.4.2.0$Linux_X86_64 LibreOffice_project/20$Build-2</meta:generator>
    <meta:document-statistic meta:table-count="7" meta:image-count="0" meta:object-count="0" meta:page-count="2" meta:paragraph-count="42" meta:word-count="80" meta:character-count="447" meta:non-whitespace-character-count="236"/>
  </office:meta>
</office:document-meta>
</file>